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BC0000069011BF85A7.jpg"/>
  <manifest:file-entry manifest:media-type="image/jpeg" manifest:full-path="Pictures/1000000000000ABC0000069095E665B5.jpg"/>
  <manifest:file-entry manifest:media-type="image/jpeg" manifest:full-path="Pictures/1000000000000ABC000006900B83B64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апреля</text:p>
      <text:p text:style-name="Standard"/>
      <text:p text:style-name="Standard">Клики</text:p>
      <text:p text:style-name="Standard"><draw:frame draw:style-name="fr1" draw:name="Графический объект1" text:anchor-type="as-char" svg:width="17cm" svg:height="10.393cm" draw:z-index="0"><draw:image xlink:href="Pictures/1000000000000ABC0000069095E665B5.jpg" xlink:type="simple" xlink:show="embed" xlink:actuate="onLoad"/></draw:frame></text:p>
      <text:p text:style-name="Standard"/>
      <text:p text:style-name="Standard">Пики:</text:p>
      <text:p text:style-name="Standard"><draw:frame draw:style-name="fr1" draw:name="Графический объект4" text:anchor-type="as-char" svg:width="17cm" svg:height="10.393cm" draw:z-index="1"><draw:image xlink:href="Pictures/1000000000000ABC000006900B83B64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Параболы (ВАЖНО: при расчете обрезаем таки концы):</text:p>
      <text:p text:style-name="Standard"><draw:frame draw:style-name="fr2" draw:name="Графический объект2" text:anchor-type="paragraph" svg:width="17cm" svg:height="10.393cm" draw:z-index="2"><draw:image xlink:href="Pictures/1000000000000ABC0000069011BF85A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69cm" fo:margin-bottom="1.98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4T16:46:20</meta:creation-date>
    <dc:date>2012-04-04T17:30:56</dc:date>
    <meta:editing-duration>PT00H30M29S</meta:editing-duration>
    <meta:editing-cycles>7</meta:editing-cycles>
    <meta:generator>OpenOffice.org/3.2$Linux OpenOffice.org_project/320m12$Build-9483</meta:generator>
    <meta:document-statistic meta:table-count="0" meta:image-count="3" meta:object-count="0" meta:page-count="2" meta:paragraph-count="6" meta:word-count="11" meta:character-count="70"/>
  </office:meta>
</office:document-meta>
</file>